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5aff" officeooo:paragraph-rsid="00185aff"/>
    </style:style>
    <style:style style:name="P2" style:family="paragraph" style:parent-style-name="Standard">
      <style:text-properties officeooo:paragraph-rsid="00185aff"/>
    </style:style>
    <style:style style:name="P3" style:family="paragraph" style:parent-style-name="Standard">
      <style:text-properties officeooo:paragraph-rsid="00196305"/>
    </style:style>
    <style:style style:name="P4" style:family="paragraph" style:parent-style-name="Standard">
      <style:text-properties fo:font-style="normal" officeooo:rsid="00185aff" officeooo:paragraph-rsid="00196305" style:font-style-asian="normal" style:font-style-complex="normal"/>
    </style:style>
    <style:style style:name="P5" style:family="paragraph" style:parent-style-name="Standard">
      <style:text-properties officeooo:rsid="00196305" officeooo:paragraph-rsid="00196305"/>
    </style:style>
    <style:style style:name="P6" style:family="paragraph" style:parent-style-name="Standard">
      <style:text-properties style:font-name="Liberation Serif" fo:font-style="normal" officeooo:rsid="00196305" officeooo:paragraph-rsid="00196305" style:font-style-asian="normal" style:font-style-complex="normal"/>
    </style:style>
    <style:style style:name="P7" style:family="paragraph" style:parent-style-name="Standard">
      <style:text-properties fo:color="#ce181e" style:font-name="Liberation Serif" fo:font-size="12pt" fo:font-style="italic" style:font-style-asian="italic" style:font-style-complex="italic"/>
    </style:style>
    <style:style style:name="P8" style:family="paragraph" style:parent-style-name="Standard">
      <style:text-properties fo:color="#ce181e" style:font-name="Liberation Serif" fo:font-size="12pt" fo:font-style="italic" officeooo:rsid="00196305" officeooo:paragraph-rsid="00196305" style:font-style-asian="italic" style:font-style-complex="italic"/>
    </style:style>
    <style:style style:name="P9" style:family="paragraph" style:parent-style-name="Standard">
      <style:text-properties fo:color="#ce181e" fo:font-style="italic" officeooo:paragraph-rsid="00196305" style:font-style-asian="italic" style:font-style-complex="italic"/>
    </style:style>
    <style:style style:name="P10" style:family="paragraph" style:parent-style-name="Standard">
      <style:text-properties officeooo:rsid="00209def" officeooo:paragraph-rsid="00209def"/>
    </style:style>
    <style:style style:name="T1" style:family="text">
      <style:text-properties officeooo:rsid="00185aff"/>
    </style:style>
    <style:style style:name="T2" style:family="text">
      <style:text-properties officeooo:rsid="00196305"/>
    </style:style>
    <style:style style:name="T3" style:family="text">
      <style:text-properties fo:font-style="normal" officeooo:rsid="00196305" style:font-style-asian="normal" style:font-style-complex="normal"/>
    </style:style>
    <style:style style:name="T4" style:family="text">
      <style:text-properties fo:font-style="normal" officeooo:rsid="00185aff" style:font-style-asian="normal" style:font-style-complex="normal"/>
    </style:style>
    <style:style style:name="T5" style:family="text">
      <style:text-properties fo:font-style="normal" fo:font-weight="bold" officeooo:rsid="00196305" style:font-style-asian="normal" style:font-weight-asian="bold" style:font-style-complex="normal" style:font-weight-complex="bold"/>
    </style:style>
    <style:style style:name="T6" style:family="text">
      <style:text-properties fo:font-size="12pt" style:font-size-asian="12pt" style:font-size-complex="12pt"/>
    </style:style>
    <style:style style:name="T7" style:family="text">
      <style:text-properties fo:font-size="12pt" officeooo:rsid="00185aff"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0185aff" style:font-size-asian="12pt" style:font-weight-asian="bold" style:font-size-complex="12pt" style:font-weight-complex="bold"/>
    </style:style>
    <style:style style:name="T10" style:family="text">
      <style:text-properties style:font-size-asian="12pt" style:font-size-complex="12pt"/>
    </style:style>
    <style:style style:name="T11" style:family="text">
      <style:text-properties fo:font-weight="bold" style:font-weight-asian="bold" style:font-weight-complex="bold"/>
    </style:style>
    <style:style style:name="T12" style:family="text">
      <style:text-properties fo:font-weight="bold" officeooo:rsid="00185aff" style:font-weight-asian="bold" style:font-weight-complex="bold"/>
    </style:style>
    <style:style style:name="T13" style:family="text">
      <style:text-properties fo:font-weight="bold" officeooo:rsid="00196305" style:font-weight-asian="bold" style:font-weight-complex="bold"/>
    </style:style>
    <style:style style:name="T14" style:family="text">
      <style:text-properties officeooo:rsid="001ec0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highlights:</text:p>
      <text:p text:style-name="P1"/>
      <text:p text:style-name="P1">1. Prepared and published January newsletter.</text:p>
      <text:p text:style-name="P1">2. Designed stickers.</text:p>
      <text:p text:style-name="P1">3. Sent out survey to gauge public interest in buying merchandise – <text:span text:style-name="T14">got good feedback about which stickers people generally like and why.</text:span></text:p>
      <text:p text:style-name="P1">4. Trying to get more responses for the Nuclear Energy Awareness Survey – 116 responses so far</text:p>
      <text:p text:style-name="P1">- 98% support climate change</text:p>
      <text:p text:style-name="P2"><text:span text:style-name="T1">- 62% </text:span>support the use of Nuclear Power.</text:p>
      <text:p text:style-name="P1">Aiming to get at least 200 responses so that the numbers are more reliable.</text:p>
      <text:p text:style-name="P1">5. Started a LinkedIn page – 66 followers so far.</text:p>
      <text:p text:style-name="P1">6. Facebook page reached 186 followers.</text:p>
      <text:p text:style-name="P3"><text:span text:style-name="T1">7. Next week , I have a meeting with </text:span><text:span text:style-name="T12">Matt Kloser, Director of </text:span><text:span text:style-name="T11">Notre Dame Center for STEM Education </text:span><text:span text:style-name="T13">and </text:span><text:span text:style-name="T11">Associate Professor &amp; Fellow, Institute for Educational Initiatives</text:span></text:p>
      <text:p text:style-name="P9">I looked at your website and it is very interesting and I think helpful to the general public. I would be happy to meet with you to talk about your work. There are some ways we might be able to promote this through the Center. But we can also talk about your other interests.</text:p>
      <text:p text:style-name="P3"><text:span text:style-name="T3">8. </text:span><text:span text:style-name="T4">Met with </text:span><text:span text:style-name="T5">Jay Caponigro, </text:span><text:span text:style-name="T9">Director of Community Engagement Office of Public Affairs</text:span></text:p>
      <text:p text:style-name="P5"><text:span text:style-name="T7">W</text:span><text:span text:style-name="T6">illing to help us promote the website for a common good initiative. Will help us spread the word.</text:span></text:p>
      <text:p text:style-name="P5"><text:span text:style-name="T6">9. Contacted Patrick Deegan from the Office of Research.</text:span></text:p>
      <text:p text:style-name="P8"><text:span text:style-name="T10">First, for private linkages to companies, I recommend working more with NDE to link to possibilities in our community and region, especially producers. Since you know them, and since they are our local experts on nuclear energy production, it makes sense. In addition to Ginger Sigmon, Subhash Shinde would be good contacts. I would also consider connecting to our South Asia faculty and scholars' group affiliated with the Liu Institute (in the Keough School). I know Umesh knows them, since Amitava Dutt is an active member. I would look to them for ways to leverage a broader, international network. The Keough School MGA program (Masters students) might also be a good contact point.</text:span></text:p>
      <text:p text:style-name="P7"/>
      <text:p text:style-name="P7">Finally, have you thought of connecting to student groups in the College of Business? I know there are both undergraduate and graduate (MBA) groups, both of whom would be interested in the question of financial sustainability as a business or even NGO. I don't know these folks in person, but I do know they are active.</text:p>
      <text:p text:style-name="P6"><text:span text:style-name="T6">Will discuss these options with Max and follow up.</text:span></text:p>
      <text:p text:style-name="P6"><text:span text:style-name="T6">10. Met with </text:span><text:span text:style-name="T8">Don Howard, Professor from Philosophy department</text:span><text:span text:style-name="T6">. He suggested we should get a trademark for ‘Nuclear Energy – The Better Energy’ before we start selling merchandise. Also suggested including new features on the website – working on them currently.</text:span></text:p>
      <text:p text:style-name="P6"><text:span text:style-name="T6">11. Another graduate student from the Department of Chemistry is interested in our project. Moreover, he works with the Director of NDEnergy who might be our contact point for private energy companies. Max and I will work and try to get him on board.</text:span></text:p>
      <text:p text:style-name="P6"><text:span text:style-name="T6">12. Max suggested making small 5-10 minute long YouTube videos and link them to our website. Garner followers and pitch to companies thereafter. <text:s/></text:span></text:p>
      <text:p text:style-name="P4"/>
      <text:p text:style-name="P3"/>
      <text:p text:style-name="P1"/>
      <text:p text:style-name="P10">Mechanical turk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4:00:55.190958179</meta:creation-date>
    <dc:date>2020-01-16T15:15:00.041273682</dc:date>
    <meta:editing-duration>PT53M22S</meta:editing-duration>
    <meta:editing-cycles>5</meta:editing-cycles>
    <meta:generator>LibreOffice/6.0.7.3$Linux_X86_64 LibreOffice_project/00m0$Build-3</meta:generator>
    <meta:document-statistic meta:table-count="0" meta:image-count="0" meta:object-count="0" meta:page-count="1" meta:paragraph-count="22" meta:word-count="499" meta:character-count="2958" meta:non-whitespace-character-count="2474"/>
  </office:meta>
</office:document-meta>
</file>